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re Baskerville" svg:font-family="'Libre Baskerville',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fd5" officeooo:paragraph-rsid="001d7fd5"/>
    </style:style>
    <style:style style:name="P2" style:family="paragraph" style:parent-style-name="Standard">
      <style:text-properties officeooo:rsid="001d7fd5" officeooo:paragraph-rsid="0024cdd8"/>
    </style:style>
    <style:style style:name="P3" style:family="paragraph" style:parent-style-name="Standard">
      <style:text-properties officeooo:rsid="0022ab91" officeooo:paragraph-rsid="0027f0fb"/>
    </style:style>
    <style:style style:name="P4" style:family="paragraph" style:parent-style-name="Standard">
      <style:text-properties fo:font-variant="normal" fo:text-transform="none" fo:color="#111111" style:font-name="Libre Baskerville" fo:font-size="12.75pt" fo:letter-spacing="normal" fo:font-style="normal" fo:font-weight="normal" officeooo:paragraph-rsid="0024cdd8" loext:padding="0cm" loext:border="none"/>
    </style:style>
    <style:style style:name="P5" style:family="paragraph" style:parent-style-name="Standard">
      <style:text-properties fo:font-variant="normal" fo:text-transform="none" fo:color="#111111" style:font-name="Libre Baskerville" fo:font-size="12.75pt" fo:letter-spacing="normal" fo:font-style="normal" fo:font-weight="normal" officeooo:rsid="0022ab91" officeooo:paragraph-rsid="0027f0fb" loext:padding="0cm" loext:border="none"/>
    </style:style>
    <style:style style:name="P6" style:family="paragraph" style:parent-style-name="Standard">
      <style:text-properties officeooo:rsid="002e5006" officeooo:paragraph-rsid="002e5006"/>
    </style:style>
    <style:style style:name="P7" style:family="paragraph" style:parent-style-name="Standard">
      <style:text-properties officeooo:rsid="002fcb39" officeooo:paragraph-rsid="002fcb39"/>
    </style:style>
    <style:style style:name="P8"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1d7fd5" officeooo:paragraph-rsid="001d7fd5"/>
    </style:style>
    <style:style style:name="P9"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2ab91" officeooo:paragraph-rsid="0027f0fb"/>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11111" style:font-name="Libre Baskerville" fo:font-size="12.75pt" fo:letter-spacing="normal" fo:font-style="normal" fo:font-weight="normal" loext:padding="0cm" loext:border="none"/>
    </style:style>
    <style:style style:name="P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loext:padding="0cm" loext:border="none"/>
    </style:style>
    <style:style style:name="P12" style:family="paragraph" style:parent-style-name="Standard">
      <style:text-properties fo:font-variant="normal" fo:text-transform="none" fo:color="#111111" style:font-name="Libre Baskerville" fo:font-size="12.75pt" fo:letter-spacing="normal" fo:font-style="normal" fo:font-weight="normal" officeooo:paragraph-rsid="002fcb39" loext:padding="0cm" loext:border="none"/>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11111" style:font-name="Libre Baskerville" fo:font-size="12.75pt" fo:letter-spacing="normal" fo:font-style="normal" fo:font-weight="normal" loext:padding="0cm" loext:border="none"/>
    </style:style>
    <style:style style:name="P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111111" style:font-name="Libre Baskerville" fo:font-size="12.75pt" fo:font-weight="normal"/>
    </style:style>
    <style:style style:name="P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loext:padding="0cm" loext:border="none"/>
    </style:style>
    <style:style style:name="T1" style:family="text">
      <style:text-properties fo:font-style="italic"/>
    </style:style>
    <style:style style:name="T2" style:family="text">
      <style:text-properties officeooo:rsid="002d02da"/>
    </style:style>
    <style:style style:name="T3" style:family="text">
      <style:text-properties fo:color="#d4d4d4" style:font-name="Droid Sans Mono" fo:font-size="10.5pt" fo:background-color="#1e1e1e" loext:char-shading-value="0"/>
    </style:style>
    <style:style style:name="T4" style:family="text">
      <style:text-properties fo:font-variant="normal" fo:text-transform="none" fo:letter-spacing="normal" fo:font-style="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 am currently enrolled at Coder Academy’s Gentech Bootcamp. I only started 9 weeks ago, but it has been the most incredible journey so far! I have learnt so much and each day I am reminded how lucky I am to have the opportunity to follow my passion. </text:p>
      <text:p text:style-name="P11"/>
      <text:p text:style-name="P10">So far we have learnt the Command Line, Git, Ruby, HTML and CSS. We have also learned project management skills. The course has a very hands-on approach, making it a wonderful learning experience.</text:p>
      <text:p text:style-name="P11"/>
      <text:p text:style-name="P10">To date we have completed a Ruby <text:span text:style-name="T2">Terminal </text:span>App Assessment (please see my Projects page) and a Portfolio Website. In the coming months we will also be completing both Rails and MERN stack assessments.</text:p>
      <text:p text:style-name="P11"/>
      <text:p text:style-name="P10">I have enjoyed being part of a team environment and have met some amazing people! Attending a boot-camp has been challenging at times, but I love that I get to learn and code every day.</text:p>
      <text:p text:style-name="P11"/>
      <text:p text:style-name="P10">Our course completion date is at the end of January 2019. We will have learnt full-stack development and receive our Diploma of Information Technology. There is also an opportunity to take part in an internship.</text:p>
      <text:p text:style-name="P4"/>
      <text:p text:style-name="P2"/>
      <text:p text:style-name="P8"/>
      <text:p text:style-name="P1"/>
      <text:p text:style-name="P5">Prior to starting my Diploma of IT, I had a range of jobs across many industries (<text:span text:style-name="T1">and</text:span> in three different countries!). It might have taken a while, but I can finally say that I’ve found my calling – coding!</text:p>
      <text:p text:style-name="P11"/>
      <text:p text:style-name="P10">Qualifications:</text:p>
      <text:p text:style-name="P11"/>
      <text:p text:style-name="P10">Here are two short courses which I completed at USC:</text:p>
      <text:p text:style-name="P11"/>
      <text:p text:style-name="P10">HTML &amp; CSS for Beginners (May 2018)</text:p>
      <text:p text:style-name="P11"/>
      <text:p text:style-name="P10">Website Creation with WordPress (August 2018)</text:p>
      <text:p text:style-name="P11"/>
      <text:p text:style-name="P10">Work Experience:</text:p>
      <text:p text:style-name="P11"/>
      <text:p text:style-name="P10">I have a bit of experience working with online sales and auctions back in 2008. </text:p>
      <text:p text:style-name="P11"/>
      <text:p text:style-name="P10">I also have some photo editing experience while I worked as a CAD Technician from 2000 – 2002. We used both Adobe Photoshop and CorelDRAW. </text:p>
      <text:p text:style-name="P11"/>
      <text:p text:style-name="P10">Workshops and Hackathons:</text:p>
      <text:p text:style-name="P11"/>
      <text:p text:style-name="P10">Here’s a list of the workshops that I have attended:</text:p>
      <text:p text:style-name="P11"/>
      <text:p text:style-name="P10">Rails Girls (August 2018) </text:p>
      <text:p text:style-name="P11"><text:soft-page-break/></text:p>
      <text:p text:style-name="P10">NodeGirls (September 2018)</text:p>
      <text:p text:style-name="P11"/>
      <text:p text:style-name="P10">Muses (March 2019)</text:p>
      <text:p text:style-name="P11"/>
      <text:p text:style-name="P10">I am looking forward to attending the next Rails Girls workshop in June 2019. I also have my first Hackathon in June 2019 - Angular Hack Day!</text:p>
      <text:p text:style-name="P9"/>
      <text:p text:style-name="P3"/>
      <text:p text:style-name="P12">Ruby Terminal App Assessment</text:p>
      <text:p text:style-name="P11"/>
      <text:p text:style-name="P10">Our first assessment was a Ruby Terminal App Assessment. I created together with my classmate Jamie Mills. Above is a photo of us presenting our app to the class.</text:p>
      <text:p text:style-name="P11"/>
      <text:p text:style-name="P10">Our app is a shopping list where you can add items and quantities. You can select a category for each of your items. You have an option to view your current shopping list as well. When you're done, you can view your final shopping list and everything's sorted by category.</text:p>
      <text:p text:style-name="P11"/>
      <text:p text:style-name="P10">Looking back I am amazed that we managed to designed and built our app in only two days. It was an amazing experience and I learnt so much. My favourite part besides coding was doing pair-programming.</text:p>
      <text:p text:style-name="P11"/>
      <text:p text:style-name="P10">Here are a couple of screen shots from our app: </text:p>
      <text:p text:style-name="P11"/>
      <text:p text:style-name="P10">If you would like to check it out, here’s a link to my Git Repo:</text:p>
      <text:p text:style-name="P12"/>
      <text:p text:style-name="P7"><text:span text:style-name="T2"><text:s/>&lt;a&gt;</text:span><text:a xlink:type="simple" xlink:href="https://github.com/Lelani82/Terminal-App-Assessment" text:style-name="Internet_20_link" text:visited-style-name="Visited_20_Internet_20_Link"><text:span text:style-name="T2">https://github.com/Lelani82/Terminal-App-Assessment</text:span></text:a><text:span text:style-name="T2">&lt;/a&gt;</text:span></text:p>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re Baskerville" svg:font-family="'Libre Baskerville',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21:19:54.430423547</meta:creation-date>
    <meta:generator>LibreOffice/6.1.5.2$Linux_X86_64 LibreOffice_project/10$Build-2</meta:generator>
    <dc:date>2019-05-23T20:20:29.230290530</dc:date>
    <meta:editing-duration>PT4H11M42S</meta:editing-duration>
    <meta:editing-cycles>14</meta:editing-cycles>
    <meta:document-statistic meta:table-count="0" meta:image-count="0" meta:object-count="0" meta:page-count="2" meta:paragraph-count="26" meta:word-count="483" meta:character-count="2749" meta:non-whitespace-character-count="2284"/>
  </office:meta>
</office:document-meta>
</file>